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8400000320E94F98D5FEB9D718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Изображение1" text:anchor-type="char" svg:width="18.856cm" svg:height="16.76cm" draw:z-index="0"><draw:image xlink:href="Pictures/100000010000038400000320E94F98D5FEB9D71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10-10T16:20:11.048000000</dc:date>
    <meta:editing-duration>PT20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2.0.4$Windows_X86_64 LibreOffice_project/9a9c6381e3f7a62afc1329bd359cc48accb6435b</meta:generator>
  </office:meta>
</office:document-meta>
</file>